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29.45cm" fo:min-width="20.5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4.318cm" fo:min-width="14.068cm"/>
    </style:style>
    <style:style style:name="gr3" style:family="graphic" style:parent-style-name="standard">
      <style:graphic-properties svg:stroke-color="#ffffff" draw:fill-color="#dddddd" draw:textarea-horizontal-align="justify" draw:textarea-vertical-align="middle" draw:auto-grow-height="false" fo:min-height="12.126cm" fo:min-width="11.876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15.894cm" fo:min-width="0.944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.194cm" fo:min-width="15.544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0.6cm" svg:height="20.6cm" svg:x="0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7.5cm" svg:height="17.5cm" svg:x="1.6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6cm" svg:height="16.3cm" svg:x="9.4cm" svg:y="7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6.2cm" svg:height="1.6cm" svg:x="2.3cm" svg:y="14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16:58:38.659304509</meta:creation-date>
    <dc:date>2018-02-07T17:10:03.306532970</dc:date>
    <meta:editing-duration>PT11M24S</meta:editing-duration>
    <meta:editing-cycles>2</meta:editing-cycles>
    <meta:generator>LibreOffice/5.1.6.2$Linux_X86_64 LibreOffice_project/10m0$Build-2</meta:generator>
    <meta:document-statistic meta:object-count="5"/>
  </office:meta>
</office:document-meta>
</file>